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Arial1" svg:font-family="Arial" style:font-family-generic="roman" style:font-pitch="variable"/>
    <style:font-face style:name="Modern Antiqua" svg:font-family="'Modern Antiqua'" style:font-family-generic="roman" style:font-pitch="variable"/>
    <style:font-face style:name="Roboto" svg:font-family="Roboto"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Roboto1" svg:font-family="Roboto"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Heading_20_2">
      <style:paragraph-properties fo:margin-top="0in" fo:margin-bottom="0in" loext:contextual-spacing="false" fo:line-height="100%"/>
    </style:style>
    <style:style style:name="P3" style:family="paragraph" style:parent-style-name="Heading_20_3">
      <style:paragraph-properties fo:margin-top="0in" fo:margin-bottom="0in" loext:contextual-spacing="false" fo:line-height="100%"/>
      <style:text-properties style:font-name="Sorts Mill Goudy" fo:font-size="12pt" style:font-name-asian="Sorts Mill Goudy1" style:font-size-asian="12pt" style:font-name-complex="Sorts Mill Goudy1" style:font-size-complex="12pt"/>
    </style:style>
    <style:style style:name="P4" style:family="paragraph" style:parent-style-name="Heading_20_3">
      <style:paragraph-properties fo:margin-top="0in" fo:margin-bottom="0in" loext:contextual-spacing="false" fo:line-height="100%"/>
    </style:style>
    <style:style style:name="P5" style:family="paragraph" style:parent-style-name="Heading_20_3">
      <style:paragraph-properties fo:margin-top="0.139in" fo:margin-bottom="0in" loext:contextual-spacing="false" fo:line-height="100%"/>
    </style:style>
    <style:style style:name="P6" style:family="paragraph" style:parent-style-name="Subtitle">
      <style:paragraph-properties fo:margin-top="0in" fo:margin-bottom="0in" loext:contextual-spacing="false" fo:line-height="100%" fo:text-align="center" style:justify-single-word="false"/>
      <style:text-properties fo:color="#000000" style:font-name="Sorts Mill Goudy" fo:font-size="12pt" style:font-name-asian="Sorts Mill Goudy1" style:font-size-asian="12pt" style:font-name-complex="Sorts Mill Goudy1" style:font-size-complex="12pt"/>
    </style:style>
    <style:style style:name="P7" style:family="paragraph" style:parent-style-name="Title" style:master-page-name="Standard">
      <style:paragraph-properties fo:margin-top="0in" fo:margin-bottom="0in" loext:contextual-spacing="false" fo:line-height="100%" fo:text-align="center" style:justify-single-word="false" style:page-number="1"/>
    </style:style>
    <style:style style:name="P8" style:family="paragraph" style:parent-style-name="normal">
      <style:paragraph-properties fo:text-align="center" style:justify-single-word="false"/>
    </style:style>
    <style:style style:name="P9" style:family="paragraph" style:parent-style-name="normal">
      <style:paragraph-properties fo:margin-left="0in" fo:margin-right="0in" fo:text-indent="0in" style:auto-text-indent="false"/>
    </style:style>
    <style:style style:name="P10" style:family="paragraph" style:parent-style-name="normal" style:list-style-name="WWNum1">
      <style:paragraph-properties fo:margin-left="0.5in" fo:margin-right="0in" fo:text-indent="-0.25in" style:auto-text-indent="false"/>
    </style:style>
    <style:style style:name="P11" style:family="paragraph" style:parent-style-name="normal">
      <style:paragraph-properties fo:margin-top="0in" fo:margin-bottom="0.0835in" loext:contextual-spacing="false" fo:line-height="100%"/>
    </style:style>
    <style:style style:name="P12" style:family="paragraph" style:parent-style-name="normal">
      <style:paragraph-properties fo:break-before="column"/>
    </style:style>
    <style:style style:name="T1" style:family="text">
      <style:text-properties fo:color="#3d85c6"/>
    </style:style>
    <style:style style:name="T2" style:family="text">
      <style:text-properties fo:color="#ff9900"/>
    </style:style>
    <style:style style:name="T3" style:family="text">
      <style:text-properties fo:color="#1155cc" fo:font-size="12pt" style:text-underline-style="solid" style:text-underline-width="auto" style:text-underline-color="font-color" style:font-size-asian="12pt" style:font-size-complex="12pt"/>
    </style:style>
    <style:style style:name="T4" style:family="text">
      <style:text-properties fo:font-weight="bold" style:font-weight-asian="bold"/>
    </style:style>
    <style:style style:name="T5" style:family="text">
      <style:text-properties fo:font-weight="bold" style:font-weight-asian="bold" fo:background-color="#ffffff"/>
    </style:style>
    <style:style style:name="T6" style:family="text">
      <style:text-properties style:text-underline-style="none"/>
    </style:style>
    <style:style style:name="T7" style:family="text">
      <style:text-properties style:font-name="Sorts Mill Goudy" fo:font-size="12pt" style:font-name-asian="Sorts Mill Goudy1" style:font-size-asian="12pt" style:font-name-complex="Sorts Mill Goudy1" style:font-size-complex="12pt"/>
    </style:style>
    <style:style style:name="T8" style:family="text">
      <style:text-properties style:font-name="Sorts Mill Goudy" fo:font-size="12pt" style:font-name-asian="Sorts Mill Goudy1" style:font-size-asian="12pt" style:font-name-complex="Sorts Mill Goudy1" style:font-size-complex="12pt" fo:background-color="#ffffff"/>
    </style:style>
    <style:style style:name="T9" style:family="text">
      <style:text-properties fo:background-color="#ffffff"/>
    </style:style>
    <style:style style:name="T10" style:family="text">
      <style:text-properties fo:color="#3c4043" fo:font-weight="bold" style:font-weight-asian="bold" fo:background-color="#ffffff"/>
    </style:style>
    <style:style style:name="T11" style:family="text">
      <style:text-properties fo:color="#3c4043" fo:background-color="#ffffff"/>
    </style:style>
    <style:style style:name="T12" style:family="text">
      <style:text-properties fo:color="#3c4043" fo:font-size="10.5pt" style:font-size-asian="10.5pt" style:font-size-complex="10.5pt" fo:background-color="#ffffff"/>
    </style:style>
    <style:style style:name="T13" style:family="text">
      <style:text-properties fo:color="#3c4043" fo:font-size="10.5pt" fo:font-weight="bold" style:font-size-asian="10.5pt" style:font-weight-asian="bold" style:font-size-complex="10.5pt" fo:background-color="#ffffff"/>
    </style:style>
    <style:style style:name="T14" style:family="text">
      <style:text-properties fo:color="#3c4043" style:font-name="Roboto" fo:font-size="10.5pt" style:font-name-asian="Roboto1" style:font-size-asian="10.5pt" style:font-name-complex="Roboto1" style:font-size-complex="10.5pt" fo:background-color="#ffffff"/>
    </style:style>
    <style:style style:name="Sect1" style:family="section">
      <style:section-properties text:dont-balance-text-columns="true" style:editable="false">
        <style:columns fo:column-count="2">
          <style:column style:rel-width="32767*" fo:start-indent="0in" fo:end-indent="0.0626in"/>
          <style:column style:rel-width="32768*" fo:start-indent="0.0626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bookmark text:name="_uejakd31gj5e"/><text:span text:style-name="T1">Exalted Reincarnated</text:span><text:span text:style-name="T2"><text:line-break/></text:span><text:span text:style-name="T1">Sidereals</text:span></text:p>
      <text:p text:style-name="P6"><text:bookmark text:name="_swnlk8brvb6y"/></text:p>
      <text:p text:style-name="P6"><text:bookmark text:name="_kwsoe2ef6onm"/></text:p>
      <text:p text:style-name="P8"><text:a xlink:type="simple" xlink:href="https://docs.google.com/document/d/1C3q4JN6eVq54VIY2Q3gGDGnvU5dOC4St3XSGUV6Ylzg/edit?usp=sharing" text:style-name="ListLabel_20_10" text:visited-style-name="ListLabel_20_10"><text:span text:style-name="T3">Exalted Reincarnated Core</text:span></text:a></text:p>
      <text:section text:style-name="Sect1" text:name="TextSection">
        <text:p text:style-name="Heading_20_1"><text:bookmark text:name="_9189n6mh0bnz"/>Introduction</text:p>
        <text:p text:style-name="P2"><text:bookmark text:name="_6p8ujmjfijpb"/>Character Creation</text:p>
        <text:p text:style-name="normal">The Sideral gains access to separate aspects of reality, represented by the Supernatural Abilities: <text:span text:style-name="T4">Journey, Serenity, Battles, Secrets, </text:span>and <text:span text:style-name="T4">Endings.</text:span></text:p>
        <text:p text:style-name="normal">The Sidereal then gains an additional <text:span text:style-name="T4">Favored Ability</text:span> in the Supernatural Ability associated with their Caste Name.</text:p>
        <text:p text:style-name="normal"><text:span text:style-name="T4">Arcane Fate</text:span> Those who gaze upon the Sidereal with Resolve less than or equal to the Sidereal’s (Essence) do not recognize that a person is in front of their eyes.</text:p>
        <text:p text:style-name="normal"><text:span text:style-name="T4">Resplendent Destinies</text:span>. The Sidereal may take up to (Essence) Personas, which the Loom of Fate back up as having relevant backing, allies, and backgrounds to be in a location.</text:p>
        <text:p text:style-name="P9"><text:span text:style-name="T4">Astrology</text:span>. Using their Supernatural Abilities, Sidereals can weave Projects into the actual loom, causing changes to happen and befall a city or civilization according to their domain. </text:p>
        <text:p text:style-name="P9"><text:span text:style-name="T4">Formal Training</text:span>. If the Sidereal has been trained in heaven, they gather the following:</text:p>
        <text:list xml:id="list3925059200" text:style-name="WWNum1">
          <text:list-item>
            <text:p text:style-name="P10">Language: Old Realm</text:p>
          </text:list-item>
        </text:list>
        <text:p text:style-name="Heading_20_2"><text:bookmark text:name="_ds6gcw617mpq"/>Supernatural Abilities</text:p>
        <text:p text:style-name="P3"><text:bookmark text:name="_4izdnyeqkhyo"/></text:p>
        <text:p text:style-name="P4"><text:bookmark text:name="_jbrh82yr456r"/><text:span text:style-name="T7">Journey</text:span></text:p>
        <text:p text:style-name="normal">[[Focuses on the concepts of <text:span text:style-name="T4">Space and Time</text:span>. Position, placement]]</text:p>
        <text:p text:style-name="P4"><text:bookmark text:name="_oh9e7rjwoc8j"/><text:span text:style-name="T7">Serenity</text:span></text:p>
        <text:p text:style-name="normal">[[Focuses on <text:span text:style-name="T4">Emotion</text:span>, relations---between people, and civilizations]].</text:p>
        <text:p text:style-name="P4"><text:bookmark text:name="_5km1lmqkxdcp"/><text:span text:style-name="T7">Battles</text:span></text:p>
        <text:p text:style-name="normal">[[Focuses on Conflict. Internal, External. ---this will need to be defined better]]</text:p>
        <text:p text:style-name="P4"><text:bookmark text:name="_f5lqyifg9eta"/><text:span text:style-name="T7">Serenity</text:span></text:p>
        <text:p text:style-name="normal">[[Focuses on Knowledge, <text:span text:style-name="T4">memory</text:span>, and what reality is. ]]</text:p>
        <text:p text:style-name="P4"><text:bookmark text:name="_xtwf3roqs8up"/><text:span text:style-name="T7">Endings</text:span></text:p>
        <text:p text:style-name="normal">[[Focuses on the changing of times, the turning of the guard. -- this needs better definitions ]]</text:p>
        <text:p text:style-name="P2"><text:bookmark text:name="_x29eei73j1qk"/>Castes</text:p>
        <text:p text:style-name="Heading_20_3"><text:bookmark text:name="_kizieq6p9gz3"/>Serenity</text:p>
        <text:p text:style-name="normal">By spending a Strife Point, for the remainder of the scene Fate will conspire to bring joy, happiness, revelry, and unification of a group of people up to the size of a Village. All efforts to directly support this endeavor receive (Essence) extra dice, while any direct efforts to oppose this course of action take an (Essence)/2 (rounded up) penalty.</text:p>
        <text:p text:style-name="P2"><text:bookmark text:name="_4zixvzwaq4fd"/></text:p>
        <text:p text:style-name="P2"><text:bookmark text:name="_ldmk3vmnmpvj"/>Strife Expression</text:p>
        <text:p text:style-name="P5"><text:bookmark text:name="_4mqo0w4gfpaj"/><text:span text:style-name="T1">Sidereal Fate</text:span></text:p>
        <text:p text:style-name="P11">A Sidereal can manipulate Fate, making reality itself a tool for their aid.</text:p>
        <text:p text:style-name="P11">The Sidereal selects one of their Favored ability, and then can <text:span text:style-name="T4">change the Target Number rolled </text:span>when that ability is used. <text:s/>They may either reduce the target Number up to (Essence), or increase it by up to (Essence)/2 for <text:span text:style-name="T4">all characters in the Scene.</text:span> <text:s/></text:p>
        <text:p text:style-name="P11">For example, an Essence 3 Sidereal targeting Archery could reduce all Archery Rolls to Target Number 4, or increase it to a Target Number of 9.</text:p>
        <text:p text:style-name="P11">1’s are always failures, and 10s are always double successes.</text:p>
        <text:p text:style-name="P2"><text:bookmark text:name="_557qeu665ocd"/>Who Becomes a Sidereal?</text:p>
        <text:p text:style-name="normal">[[A Sidereal is there because they were Fated to be a Sidereal]]</text:p>
        <text:p text:style-name="P2"><text:bookmark text:name="_u56fqb5lg3j9"/>Great Curse</text:p>
        <text:p text:style-name="normal">Sidereals are plagued by the certainty of <text:span text:style-name="T4">Fate</text:span>. They become tangled in the webs of reality. They may rebel against what <text:soft-page-break/>Fate says, believing that there is no way to actually mess up any plans. They may become cold and detached to prevent the whims of reality from hurt</text:p>
        <text:p text:style-name="Heading_20_1"><text:bookmark text:name="_62irfn1bjryv"/>Charms</text:p>
        <text:p text:style-name="P2"><text:bookmark text:name="_6ehk81r2qd51"/>Lesser Charms</text:p>
        <text:p text:style-name="P4"><text:bookmark text:name="_pduv9owodxc4"/><text:span text:style-name="T7">Faultless Ceremony</text:span></text:p>
        <text:p text:style-name="normal"><text:span text:style-name="T4">Cost: </text:span>2m; <text:span text:style-name="T4">Mins:</text:span> Performance 2, Serenity 1<text:line-break/><text:span text:style-name="T4">Type:</text:span> Simple<text:line-break/><text:span text:style-name="T4">Duration: </text:span>One Week</text:p>
        <text:p text:style-name="normal">On completing a Project worth at least 10 PR, and that results in a grandiose ceremony--anything from a newborn’s naming to a funeral--the Celestial Bureaucracy smiles on those non-Exalted citizens who performed in the ceremony, blessing the inhabitants. Crops grow larger, harmony and peace is enjoyed, and so on for a month. Any attempts to disrupt this Fate receives -1 success on their attempts.</text:p>
        <text:p text:style-name="P4"><text:bookmark text:name="_pc99ycq4umuc"/><text:span text:style-name="T7">Perfection in Life</text:span></text:p>
        <text:p text:style-name="normal"><text:span text:style-name="T4">Cost: </text:span>5m; <text:span text:style-name="T4">Mins:</text:span> Performance 2, Serenity 2<text:line-break/><text:span text:style-name="T4">Type:</text:span> Simple<text:line-break/><text:span text:style-name="T4">Duration: </text:span>One Day</text:p>
        <text:p text:style-name="normal">The Sidereal performs in front of a group no larger than 100 people, rolling a (Charisma + Performance) Action Roll, while leveraging a particular Intimacy. Any audience member in concordance with that Intimacy, and with a Resolve less than what was rolled gains +1 to their Resolve for a Day.</text:p>
        <text:p text:style-name="P4"><text:bookmark text:name="_na7pvjbxo7e8"/><text:span text:style-name="T7">Defense of Shining Joy</text:span></text:p>
        <text:p text:style-name="normal"><text:span text:style-name="T4">Cost: </text:span>5m, 2i; <text:span text:style-name="T4">Mins:</text:span> Performance 3, Serenity 2<text:line-break/><text:span text:style-name="T4">Type:</text:span> Simple<text:line-break/><text:span text:style-name="T4">Duration: </text:span>One Scene</text:p>
        <text:p text:style-name="normal">Assisting another with the glorious tempo, the Sidereal gifts <text:s/>+(Performance)/2 to the target’s Evasion. The Sidereal may only grant this to (Essence) targets, and may not give it to herself.</text:p>
        <text:p text:style-name="P12"/>
        <text:p text:style-name="Heading_20_1"><text:bookmark text:name="_59pa2t8sa70m"/></text:p>
        <text:p text:style-name="P1"><text:bookmark text:name="_i10uf4utufs1"/>Martial Arts</text:p>
        <text:p text:style-name="Heading_20_2"><text:bookmark text:name="_ra8xi67591m9"/><text:span text:style-name="T9">Heartstring Weaver Style</text:span></text:p>
        <text:p text:style-name="normal">Written by <text:span text:style-name="T4">Codex Empyrean</text:span></text:p>
        <text:p text:style-name="normal"><text:span text:style-name="T10">Light Armor, Bow (Light or Medium)</text:span><text:span text:style-name="T11"><text:line-break/></text:span><text:span text:style-name="T10">Abilities: </text:span><text:span text:style-name="T11">Archery, Serenity</text:span></text:p>
        <text:p text:style-name="normal"><text:span text:style-name="T11">While in this style the practitioner is able to forge a simple ward for themselves or an ally by solidifying the ambient love and compassion around them. <text:s/></text:span></text:p>
        <text:p text:style-name="normal"><text:span text:style-name="T12">The Practitioner bolster's their allies, choosing (</text:span><text:span text:style-name="T13">Essence</text:span><text:span text:style-name="T12">) wards as combat breaks out.</text:span><text:span text:style-name="T11"> <text:s/>The ward applies a temporary bonus to maximum </text:span><text:span text:style-name="T10">Endurance </text:span><text:span text:style-name="T11"><text:s/>to the <text:s/>target equal to the practitioner’s </text:span><text:span text:style-name="T10">Essence x2</text:span><text:span text:style-name="T11">.</text:span><text:span text:style-name="T10"> </text:span><text:span text:style-name="T11">All damage will affect the ward first.</text:span></text:p>
        <text:p text:style-name="normal"><text:span text:style-name="T11">When the ward fades, either by loss of damage or if the Practitioner decides to terminate it, the Practitioner may spend 2i as a Reflexive action to whisk the target of the ward towards themselves, so long as the ward is within Medium Range.</text:span></text:p>
        <text:p text:style-name="P2"><text:bookmark text:name="_i3yrcv8lwyoe"/><text:span text:style-name="T9">Lesser Techniques</text:span></text:p>
        <text:p text:style-name="P4"><text:bookmark text:name="_4xckbed78153"/><text:span text:style-name="T8">The Heart Skips a Beat</text:span></text:p>
        <text:p text:style-name="normal"><text:span text:style-name="T10">Cost: </text:span><text:span text:style-name="T11">3m, 1i<text:line-break/></text:span><text:span text:style-name="T10">Type:</text:span><text:span text:style-name="T11"> Primary<text:line-break/></text:span><text:span text:style-name="T10">Mins:</text:span><text:span text:style-name="T11"> Archery 2, Serenity 1</text:span></text:p>
        <text:p text:style-name="normal"><text:span text:style-name="T12">The Archer of Joy rolls the entirety of an emotion into their shot, imparting it into the target. Take a Distract Action with their (</text:span><text:span text:style-name="T13">Dex + Serenity</text:span><text:span text:style-name="T12">) vs. the target's </text:span><text:span text:style-name="T13">Resolve</text:span><text:span text:style-name="T12">, with +(</text:span><text:span text:style-name="T13">Essence</text:span><text:span text:style-name="T12">) extra successes.</text:span></text:p>
        <text:p text:style-name="P4"><text:bookmark text:name="_xye9de8mpzyv"/><text:span text:style-name="T8">Drunk on Love</text:span></text:p>
        <text:p text:style-name="normal"><text:span text:style-name="T10">Cost: </text:span><text:span text:style-name="T11">5m, 1i (+3m)<text:line-break/></text:span><text:span text:style-name="T10">Type:</text:span><text:span text:style-name="T11"> Supplemental<text:line-break/></text:span><text:span text:style-name="T10">Mins:</text:span><text:span text:style-name="T11"> Archery3, Serenity 2</text:span></text:p>
        <text:p text:style-name="normal"><text:span text:style-name="T11">The Practitioner channels <text:s/>the ambrosia of distilled love into a single arrow intoxicating the target. <text:s/>The archer makes a social attack with their (</text:span><text:span text:style-name="T10">Archery + Serenity</text:span><text:span text:style-name="T11">) versus the target’s Resolve. <text:s/></text:span><text:span text:style-name="T11"><office:annotation office:name="__Annotation__5920_1599337319"><dc:creator>Samuel Smith</dc:creator><dc:date>2020-08-21T22:10:44</dc:date><text:p>This is overpowered. I need to restrict this somehow.</text:p></office:annotation></text:span><text:span text:style-name="T11">If the target takes at least 5 points of damage, and the Archer pays an additional (3m), the target will randomly attack any target on their next action.</text:span><office:annotation-end office:name="__Annotation__5920_1599337319"/></text:p>
        <text:p text:style-name="P4"><text:bookmark text:name="_kw7rjwtoyaz6"/><text:span text:style-name="T8">Heart-A-Flutter</text:span></text:p>
        <text:p text:style-name="normal"><text:span text:style-name="T10">Cost: </text:span><text:span text:style-name="T11">5m <text:line-break/></text:span><text:span text:style-name="T10">Type:</text:span><text:span text:style-name="T11"> Reflexive; Scene<text:line-break/></text:span><text:span text:style-name="T10">Mins:</text:span><text:span text:style-name="T11"> Sorcery 4, Serenity 3:</text:span></text:p>
        <text:p text:style-name="normal"><text:span text:style-name="T12">The Practitioner becomes buoyed and carried by the very emotions of serenity, allowing them to jump 20 meters into the air, as well as drifting down slowly, unable to take Falling Damage.</text:span></text:p>
        <text:p text:style-name="normal"><text:span text:style-name="T12">When taking a Move action, the practitioner may do so vertically, even into thin air. However, if they end their action without firm footing, their next Round's Secondary Action will be consumed by them slowly drifting to the ground.</text:span></text:p>
        <text:p text:style-name="P2"><text:bookmark text:name="_enhpslpqcuaw"/><text:span text:style-name="T9">Greater Techniques</text:span></text:p>
        <text:p text:style-name="P4"><text:bookmark text:name="_tskihn1blyf1"/><text:span text:style-name="T8">Wellspring of Compassion</text:span></text:p>
        <text:p text:style-name="normal"><text:span text:style-name="T10">Cost: </text:span><text:span text:style-name="T11">10m, 2i<text:line-break/></text:span><text:span text:style-name="T10">Type:</text:span><text:span text:style-name="T11"> Simple<text:line-break/></text:span><text:span text:style-name="T10">Mins:</text:span><text:span text:style-name="T11"> Archery 4, Serenity3</text:span></text:p>
        <text:p text:style-name="normal"><text:span text:style-name="T11">An Archer of Compassion can reweave their arrows to heal rather than damage. <text:s/>Upon impact the arrow bursts into a shower of pink sparks. The target’s wounds begin to seal and a wellspring of energy fills them. <text:s text:c="2"/><text:line-break/><text:line-break/>The target regains </text:span><text:span text:style-name="T10">Endurance </text:span><text:span text:style-name="T11">equal to the archer’s (</text:span><text:span text:style-name="T10">Serenity + Essence</text:span><text:span text:style-name="T11">).</text:span></text:p>
        <text:p text:style-name="P4"><text:bookmark text:name="_gjzu1z6cjf92"/><text:span text:style-name="T8">Duality of Love</text:span></text:p>
        <text:p text:style-name="normal"><text:span text:style-name="T10">Cost: </text:span><text:span text:style-name="T11">7m, 2i<text:line-break/></text:span><text:span text:style-name="T10">Type:</text:span><text:span text:style-name="T11"> Simple; Instant/One Scene<text:line-break/></text:span><text:span text:style-name="T10">Mins:</text:span><text:span text:style-name="T11"> Archery 5, Serenity 4<text:line-break/></text:span></text:p>
        <text:p text:style-name="normal"><text:span text:style-name="T11">The Practitioner weaves into their arrow either the pain and sorrow of love or its warmth and hope. <text:s/></text:span></text:p>
        <text:p text:style-name="normal"><text:span text:style-name="T10">Sorrow</text:span><text:span text:style-name="T11"><text:line-break/>When imbuing the arrow with sorrow they deliver a devastating blow to the target’s psyche. </text:span><text:span text:style-name="T12">The user makes an attack, using (</text:span><text:span text:style-name="T13">Dexterity + Serenity</text:span><text:span text:style-name="T12">) as their roll, (</text:span><text:span text:style-name="T13">Essence</text:span><text:span text:style-name="T12">) as their Base Damage, and the Target's (Resolve) in place of DV. In addition to dealing Damage, the target suffers paralyzing grief for (</text:span><text:span text:style-name="T13">Essence</text:span><text:span text:style-name="T12">) rounds, only able to take either a Primary or Secondary Action during their turn.</text:span></text:p>
        <text:p text:style-name="normal"><text:span text:style-name="T10"><office:annotation office:name="__Annotation__5986_1599337319"><dc:creator>Samuel Smith</dc:creator><dc:date>2020-08-21T22:10:15</dc:date><text:p>This may be overpowered. Needs playtesting.</text:p></office:annotation></text:span><text:span text:style-name="T10">Love</text:span><office:annotation-end office:name="__Annotation__5986_1599337319"/><text:span text:style-name="T10"><text:line-break/></text:span><text:span text:style-name="T12">You create a bonding tie between the target and a concept, person, or ideal of your choice on an (</text:span><text:span text:style-name="T13">Dexterity + Serenity)</text:span><text:span text:style-name="T12"> <text:s/>hit over their Resolve. Any Lesser Foes becomes an ally of that binding, whereas Greater Foes </text:span><text:soft-page-break/><text:span text:style-name="T12">gain an intimacy towards it, and must roll their (</text:span><text:span text:style-name="T13">Will</text:span><text:span text:style-name="T12"> + </text:span><text:span text:style-name="T13">Integrity</text:span><text:span text:style-name="T12">) vs (Practitioner’s </text:span><text:span text:style-name="T13">Serenity</text:span><text:span text:style-name="T12">) to directly harm it for the remainder of the scene. If they succeed once on their roll, the Intimacy is dispelled.</text:span></text:p>
        <text:p text:style-name="Heading_20_2"><text:bookmark text:name="_h3x1s0p42036"/>Charcoal March of Spiders</text:p>
        <text:p text:style-name="normal"><text:span text:style-name="T4">No Armor, Unarmed</text:span></text:p>
        <text:p text:style-name="normal"><text:span text:style-name="T4">Abilities: </text:span>Sorcery, Secrets</text:p>
        <text:p text:style-name="normal">While in this style, any movement action the practitioner takes is crawling across the Loom itself, rather than the physical space. This allows crawling through physical barriers, and avoiding environmental effects.</text:p>
        <text:p text:style-name="normal">The Practitioner is considered to be <text:span text:style-name="T4">Dematerialized </text:span>during these brief moments, and cannot perceive the outside world.</text:p>
        <text:p text:style-name="normal">The Practitioner reduces any grapple attempts made against them by -2 successes.</text:p>
        <text:p text:style-name="normal">The Practitioner may use (Dexterity + Secrets) for their unarmed Attacks Rolls.</text:p>
        <text:p text:style-name="P2"><text:bookmark text:name="_uav8ry8uatc1"/>Lesser Techniques</text:p>
        <text:p text:style-name="P4"><text:bookmark text:name="_53nqgibrzq3h"/><text:span text:style-name="T7">Unnatural Steps</text:span></text:p>
        <text:p text:style-name="normal"><text:span text:style-name="T4">Cost: </text:span>5m<text:line-break/><text:span text:style-name="T4">Type:</text:span> Secondary<text:line-break/><text:span text:style-name="T4">Mins:</text:span> Sorcery 2, Secrets 1</text:p>
        <text:p text:style-name="normal">The Practitioner clings to the strands of Fate, not the ground beneath her feet. As a Secondary Action, the practitioner may redirect to where she falls towards--be it towards a certain wall, a beam, a ceiling. This target must be part of the scene and cannot be a person.</text:p>
        <text:p text:style-name="normal">The Practitioner must use this technique again to change or cancel this effect.</text:p>
        <text:p text:style-name="P4"><text:bookmark text:name="_kr67r2lk3z6q"/><text:span text:style-name="T7">Maw of Dripping Venom</text:span></text:p>
        <text:p text:style-name="normal"><text:span text:style-name="T4">Cost: </text:span>5m<text:line-break/><text:span text:style-name="T4">Type:</text:span> Supplemental<text:line-break/> <text:span text:style-name="T4">Mins:</text:span> Sorcery 3, Secrets 2</text:p>
        <text:p text:style-name="normal">On an attack that deals at least 1 point of damage, the target immediately loses either 5 Peripheral Motes or 2 Impulse (Practitioner’s choice) for (Essence) Rounds.</text:p>
        <text:p text:style-name="P2"><text:bookmark text:name="_pqs65ftmva55"/>Greater Techniques</text:p>
        <text:p text:style-name="P4"><text:bookmark text:name="_45ejqhuqrcsv"/><text:span text:style-name="T7">Rain of Unseen Threads</text:span></text:p>
        <text:p text:style-name="normal"><text:span text:style-name="T4">Cost: </text:span>10m<text:line-break/><text:span text:style-name="T4">Type:</text:span> Simple; Scene<text:line-break/><text:span text:style-name="T4">Mins:</text:span> Sorcery 4, Secrets 3</text:p>
        <text:p text:style-name="normal">The Practitioner shoots out up to (Essence) threads to unattuned, unattended objects, or otherwise unclaimed scenery within Medium Range, and tears at their reality, altering some metaphysical aspect of them. Pillars become soft as clay, toppling over in an instant; water as light as air and rising to the sky.</text:p>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Arial1" svg:font-family="Arial" style:font-family-generic="roman" style:font-pitch="variable"/>
    <style:font-face style:name="Modern Antiqua" svg:font-family="'Modern Antiqua'" style:font-family-generic="roman" style:font-pitch="variable"/>
    <style:font-face style:name="Roboto" svg:font-family="Roboto"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Roboto1" svg:font-family="Roboto"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normal" style:family="paragraph" style:default-outline-level="">
      <style:paragraph-properties fo:margin-top="0in" fo:margin-bottom="0.0835in" loext:contextual-spacing="false" fo:line-height="100%" fo:text-align="justify"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in" fo:margin-bottom="0in" loext:contextual-spacing="false" fo:line-height="100%" fo:keep-together="always" fo:keep-with-next="always"/>
      <style:text-properties fo:color="#1c4587" style:font-name="Modern Antiqua" fo:font-family="'Modern Antiqua'" style:font-family-generic="roman" style:font-pitch="variable" fo:font-size="20pt" fo:font-weight="bold" style:font-name-asian="Modern Antiqua1" style:font-family-asian="'Modern Antiqua'" style:font-family-generic-asian="system" style:font-pitch-asian="variable" style:font-size-asian="20pt" style:font-weight-asian="bold" style:font-name-complex="Modern Antiqua1" style:font-family-complex="'Modern Antiqua'" style:font-family-generic-complex="system" style:font-pitch-complex="variable" style:font-size-complex="20pt"/>
    </style:style>
    <style:style style:name="Heading_20_2" style:display-name="Heading 2" style:family="paragraph" style:parent-style-name="normal" style:next-style-name="normal" style:default-outline-level="" style:class="text">
      <style:paragraph-properties fo:margin-top="0in" fo:margin-bottom="0in" loext:contextual-spacing="false" fo:line-height="100%" fo:keep-together="always" fo:keep-with-next="always"/>
      <style:text-properties fo:color="#0b5394" style:font-name="Modern Antiqua" fo:font-family="'Modern Antiqua'" style:font-family-generic="roman" style:font-pitch="variable" fo:font-size="16pt" style:font-name-asian="Modern Antiqua1" style:font-family-asian="'Modern Antiqua'" style:font-family-generic-asian="system" style:font-pitch-asian="variable" style:font-size-asian="16pt" style:font-name-complex="Modern Antiqua1" style:font-family-complex="'Modern Antiqua'" style:font-family-generic-complex="system" style:font-pitch-complex="variable" style:font-size-complex="16pt"/>
    </style:style>
    <style:style style:name="Heading_20_3" style:display-name="Heading 3" style:family="paragraph" style:parent-style-name="normal" style:next-style-name="normal" style:default-outline-level="" style:class="text">
      <style:paragraph-properties fo:margin-top="0.139in" fo:margin-bottom="0in" loext:contextual-spacing="false" fo:line-height="100%" fo:keep-together="always" fo:keep-with-next="always"/>
      <style:text-properties fo:color="#3d85c6" style:font-name="Modern Antiqua" fo:font-family="'Modern Antiqua'" style:font-family-generic="roman" style:font-pitch="variable" fo:font-size="12pt" style:font-name-asian="Modern Antiqua1" style:font-family-asian="'Modern Antiqua'" style:font-family-generic-asian="system" style:font-pitch-asian="variable" style:font-size-asian="12pt" style:font-name-complex="Modern Antiqua1" style:font-family-complex="'Modern Antiqua'" style:font-family-generic-complex="system" style:font-pitch-complex="variable" style:font-size-complex="12pt"/>
    </style:style>
    <style:style style:name="Heading_20_4" style:display-name="Heading 4" style:family="paragraph" style:parent-style-name="normal" style:next-style-name="normal" style:default-outline-level="" style:class="text">
      <style:paragraph-properties fo:margin-top="0in" fo:margin-bottom="0in" loext:contextual-spacing="false" fo:line-height="100%" fo:keep-together="always" fo:keep-with-next="always"/>
      <style:text-properties fo:color="#1c4587"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in" fo:margin-bottom="0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in" fo:margin-bottom="0.0417in" loext:contextual-spacing="false" fo:line-height="100%" fo:keep-together="always" fo:keep-with-next="always"/>
      <style:text-properties style:font-name="Modern Antiqua" fo:font-family="'Modern Antiqua'" style:font-family-generic="roman" style:font-pitch="variable" fo:font-size="26pt" style:font-name-asian="Modern Antiqua1" style:font-family-asian="'Modern Antiqua'" style:font-family-generic-asian="system" style:font-pitch-asian="variable" style:font-size-asian="26pt" style:font-name-complex="Modern Antiqua1" style:font-family-complex="'Modern Antiqua'" style:font-family-generic-complex="system" style:font-pitch-complex="variable" style:font-size-complex="26pt"/>
    </style:style>
    <style:style style:name="Subtitle" style:family="paragraph" style:parent-style-name="normal" style:next-style-name="normal" style:default-outline-level="" style:class="chapter">
      <style:paragraph-properties fo:margin-top="0in" fo:margin-bottom="0.222in" loext:contextual-spacing="false" fo:line-height="100%" fo:keep-together="always" fo:keep-with-next="always"/>
      <style:text-properties fo:color="#666666" style:font-name="Arial1" fo:font-family="Arial" style:font-family-generic="roman" style:font-pitch="variable" fo:font-size="15pt" fo:font-style="normal" style:font-name-asian="Arial" style:font-family-asian="Arial" style:font-family-generic-asian="system" style:font-pitch-asian="variable" style:font-size-asian="15pt" style:font-style-asian="normal" style:font-name-complex="Arial"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fo:font-size="12pt" style:text-underline-style="solid" style:text-underline-width="auto" style:text-underline-color="font-color"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page-layout>
    <style:page-layout style:name="Mpm2">
      <style:page-layout-properties fo:page-width="8.5in" fo:page-height="11in" style:num-format="1" style:print-orientation="portrait" fo:margin-top="0.5in" fo:margin-bottom="1in" fo:margin-left="1.25in" fo:margin-right="1.25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normal"/>
      </style:header>
    </style:master-page>
    <style:master-page style:name="Converted1" style:page-layout-name="Mpm2">
      <style:header>
        <text:p text:style-name="Header"/>
      </style:header>
    </style:master-page>
    <style:master-page style:name="Converted2" style:page-layout-name="Mpm2">
      <style:header>
        <text:p text:style-name="Header"/>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document-statistic meta:table-count="0" meta:image-count="0" meta:object-count="0" meta:page-count="5" meta:paragraph-count="92" meta:word-count="1467" meta:character-count="8916" meta:non-whitespace-character-count="7523"/>
    <meta:generator>LibreOffice/6.3.0.4$Windows_X86_64 LibreOffice_project/057fc023c990d676a43019934386b85b21a9ee99</meta:generator>
  </office:meta>
</office:document-meta>
</file>